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Voicing.xml"/>
  <manifest:file-entry manifest:media-type="text/xml"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0" style:family="table-column">
      <style:table-column-properties fo:break-before="auto" style:column-width="2.164cm"/>
    </style:style>
    <style:style style:name="co31" style:family="table-column">
      <style:table-column-properties fo:break-before="auto" style:column-width="4.383cm"/>
    </style:style>
    <style:style style:name="co32" style:family="table-column">
      <style:table-column-properties fo:break-before="auto" style:column-width="4.662cm"/>
    </style:style>
    <style:style style:name="co33" style:family="table-column">
      <style:table-column-properties fo:break-before="auto" style:column-width="6.881cm"/>
    </style:style>
    <style:style style:name="co34" style:family="table-column">
      <style:table-column-properties fo:break-before="auto" style:column-width="5.854cm"/>
    </style:style>
    <style:style style:name="co35" style:family="table-column">
      <style:table-column-properties fo:break-before="auto" style:column-width="2.635cm"/>
    </style:style>
    <style:style style:name="co36" style:family="table-column">
      <style:table-column-properties fo:break-before="auto" style:column-width="13.57cm"/>
    </style:style>
    <style:style style:name="co37" style:family="table-column">
      <style:table-column-properties fo:break-before="auto" style:column-width="9.601cm"/>
    </style:style>
    <style:style style:name="co43" style:family="table-column">
      <style:table-column-properties fo:break-before="auto" style:column-width="5.994cm"/>
    </style:style>
    <style:style style:name="co42" style:family="table-column">
      <style:table-column-properties fo:break-before="auto" style:column-width="2.267cm"/>
    </style:style>
    <style:style style:name="co38" style:family="table-column">
      <style:table-column-properties fo:break-before="auto" style:column-width="5.715cm"/>
    </style:style>
    <style:style style:name="co39" style:family="table-column">
      <style:table-column-properties fo:break-before="auto" style:column-width="3.856cm"/>
    </style:style>
    <style:style style:name="co40" style:family="table-column">
      <style:table-column-properties fo:break-before="auto" style:column-width="10.239cm"/>
    </style:style>
    <style:style style:name="co41" style:family="table-column">
      <style:table-column-properties fo:break-before="auto" style:column-width="8.991cm"/>
    </style:style>
    <style:style style:name="co21" style:family="table-column">
      <style:table-column-properties fo:break-before="auto" style:column-width="2.542cm"/>
    </style:style>
    <style:style style:name="co22" style:family="table-column">
      <style:table-column-properties fo:break-before="auto" style:column-width="1.804cm"/>
    </style:style>
    <style:style style:name="co23" style:family="table-column">
      <style:table-column-properties fo:break-before="auto" style:column-width="1.041cm"/>
    </style:style>
    <style:style style:name="co24" style:family="table-column">
      <style:table-column-properties fo:break-before="auto" style:column-width="1.462cm"/>
    </style:style>
    <style:style style:name="co25" style:family="table-column">
      <style:table-column-properties fo:break-before="auto" style:column-width="0.672cm"/>
    </style:style>
    <style:style style:name="co26" style:family="table-column">
      <style:table-column-properties fo:break-before="auto" style:column-width="0.857cm"/>
    </style:style>
    <style:style style:name="co27" style:family="table-column">
      <style:table-column-properties fo:break-before="auto" style:column-width="3.858cm"/>
    </style:style>
    <style:style style:name="co28" style:family="table-column">
      <style:table-column-properties fo:break-before="auto" style:column-width="1.067cm"/>
    </style:style>
    <style:style style:name="co29" style:family="table-column">
      <style:table-column-properties fo:break-before="auto" style:column-width="9.255cm"/>
    </style:style>
    <style:style style:name="co44" style:family="table-column">
      <style:table-column-properties fo:break-before="auto" style:column-width="6.354cm"/>
    </style:style>
    <style:style style:name="co45" style:family="table-column">
      <style:table-column-properties fo:break-before="auto" style:column-width="5.743cm"/>
    </style:style>
    <style:style style:name="co46" style:family="table-column">
      <style:table-column-properties fo:break-before="auto" style:column-width="2.247cm"/>
    </style:style>
    <style:style style:name="co47" style:family="table-column">
      <style:table-column-properties fo:break-before="auto" style:column-width="1.663cm"/>
    </style:style>
    <style:style style:name="co48" style:family="table-column">
      <style:table-column-properties fo:break-before="auto" style:column-width="1.942cm"/>
    </style:style>
    <style:style style:name="co49" style:family="table-column">
      <style:table-column-properties fo:break-before="auto" style:column-width="2.219cm"/>
    </style:style>
    <style:style style:name="co50" style:family="table-column">
      <style:table-column-properties fo:break-before="auto" style:column-width="10.405cm"/>
    </style:style>
    <style:style style:name="co51" style:family="table-column">
      <style:table-column-properties fo:break-before="auto" style:column-width="5.438cm"/>
    </style:style>
    <style:style style:name="co52" style:family="table-column">
      <style:table-column-properties fo:break-before="auto" style:column-width="14.45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value-type" style:repeat-content="false" style:vertical-align="automatic"/>
    </style:style>
    <style:style style:name="ce11" style:family="table-cell" style:parent-style-name="Default">
      <style:table-cell-properties fo:background-color="#000000" style:text-align-source="value-type" style:repeat-content="false" style:vertical-align="automatic"/>
      <style:text-properties fo:font-weight="bold" style:font-weight-asian="bold" style:font-weight-complex="bold"/>
    </style:style>
    <style:style style:name="ce12" style:family="table-cell" style:parent-style-name="Default">
      <style:table-cell-properties style:text-align-source="value-type" style:repeat-content="false" fo:wrap-option="wrap" style:vertical-align="automatic"/>
    </style:style>
    <style:style style:name="ce13" style:family="table-cell" style:parent-style-name="Default">
      <style:table-cell-properties fo:background-color="#000000" style:text-align-source="value-type" style:repeat-content="false" fo:wrap-option="wrap" style:vertical-align="automatic"/>
      <style:text-properties fo:font-weight="bold" style:font-weight-asian="bold" style:font-weight-complex="bold"/>
    </style:style>
    <style:style style:name="ce7" style:family="table-cell" style:parent-style-name="Default">
      <style:table-cell-properties style:text-align-source="value-type" style:repeat-content="false" style:vertical-align="automatic"/>
      <style:map style:condition="cell-content()=&quot;Todo&quot;" style:apply-style-name="StatusNew" style:base-cell-address="Loca.A1"/>
      <style:map style:condition="cell-content()=&quot;Retake&quot;" style:apply-style-name="StatusRetake" style:base-cell-address="Loca.A1"/>
      <style:map style:condition="cell-content()=&quot;Done&quot;" style:apply-style-name="StatusDone" style:base-cell-address="Loca.A1"/>
    </style:style>
    <style:style style:name="ce8" style:family="table-cell" style:parent-style-name="Default">
      <style:table-cell-properties fo:background-color="#000000" style:text-align-source="value-type" style:repeat-content="false" style:vertical-align="automatic"/>
      <style:text-properties fo:font-weight="bold" style:font-weight-asian="bold" style:font-weight-complex="bold"/>
      <style:map style:condition="cell-content()=&quot;Todo&quot;" style:apply-style-name="StatusNew" style:base-cell-address="Loca.A1"/>
      <style:map style:condition="cell-content()=&quot;Retake&quot;" style:apply-style-name="StatusRetake" style:base-cell-address="Loca.A1"/>
      <style:map style:condition="cell-content()=&quot;Done&quot;" style:apply-style-name="StatusDone" style:base-cell-address="Loca.A1"/>
    </style:style>
    <style:style style:name="ce3" style:family="table-cell" style:parent-style-name="Default">
      <style:table-cell-properties fo:background-color="#000000"/>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000000" fo:wrap-option="wrap"/>
      <style:text-properties fo:font-weight="bold" style:font-weight-asian="bold" style:font-weight-complex="bold"/>
    </style:style>
    <style:style style:name="ce9" style:family="table-cell" style:parent-style-name="Default">
      <style:table-cell-properties fo:background-color="#ffffff"/>
      <style:text-properties fo:font-weight="bold" style:font-weight-asian="bold" style:font-weight-complex="bold"/>
    </style:style>
    <style:style style:name="ce17" style:family="table-cell" style:parent-style-name="Default">
      <style:table-cell-properties style:text-align-source="fix" style:repeat-content="false" fo:wrap-option="wrap" style:vertical-align="middle"/>
      <style:paragraph-properties fo:text-align="start"/>
    </style:style>
    <style:style style:name="P1" style:family="paragraph">
      <style:paragraph-properties fo:text-align="center"/>
    </style:style>
  </office:automatic-styles>
  <office:body>
    <office:spreadsheet>
      <table:table table:name="Loca" table:style-name="ta1" table:print="false">
        <office:forms form:automatic-focus="false" form:apply-design-mode="false"/>
        <table:table-column table:style-name="co30" table:default-cell-style-name="ce7"/>
        <table:table-column table:style-name="co31" table:default-cell-style-name="ce10"/>
        <table:table-column table:style-name="co32" table:default-cell-style-name="ce10"/>
        <table:table-column table:style-name="co33" table:default-cell-style-name="ce12"/>
        <table:table-column table:style-name="co34" table:default-cell-style-name="ce12"/>
        <table:table-column table:style-name="co35" table:default-cell-style-name="ce10"/>
        <table:table-column table:style-name="co36" table:default-cell-style-name="ce12"/>
        <table:table-column table:style-name="co37" table:default-cell-style-name="ce10"/>
        <table:table-column table:style-name="co43" table:default-cell-style-name="ce10"/>
        <table:table-column table:style-name="co42" table:number-columns-repeated="1015" table:default-cell-style-name="ce10"/>
        <table:table-row table:style-name="ro1" table:number-rows-repeated="2">
          <table:table-cell table:number-columns-repeated="1024"/>
        </table:table-row>
        <table:table-row table:style-name="ro2">
          <table:table-cell table:style-name="ce8" office:value-type="string">
            <text:p>Status</text:p>
          </table:table-cell>
          <table:table-cell table:style-name="ce11" office:value-type="string">
            <text:p>Scene</text:p>
          </table:table-cell>
          <table:table-cell table:style-name="ce11" office:value-type="string">
            <text:p>Role</text:p>
          </table:table-cell>
          <table:table-cell table:style-name="ce13" office:value-type="string">
            <text:p>Directing Context</text:p>
          </table:table-cell>
          <table:table-cell table:style-name="ce13" office:value-type="string">
            <text:p>Voicing Context</text:p>
          </table:table-cell>
          <table:table-cell table:style-name="ce11" office:value-type="string">
            <text:p>Intensity</text:p>
          </table:table-cell>
          <table:table-cell table:style-name="ce13" office:value-type="string">
            <text:p>Sentence</text:p>
          </table:table-cell>
          <table:table-cell table:style-name="ce11" office:value-type="string">
            <text:p>Comments</text:p>
          </table:table-cell>
          <table:table-cell table:style-name="ce11" office:value-type="string">
            <text:p>ID</text:p>
          </table:table-cell>
          <table:table-cell table:number-columns-repeated="1015"/>
        </table:table-row>
        <table:table-row table:style-name="ro2" table:number-rows-repeated="1048572">
          <table:table-cell table:number-columns-repeated="1024"/>
        </table:table-row>
        <table:table-row table:style-name="ro2">
          <table:table-cell table:number-columns-repeated="1024"/>
        </table:table-row>
      </table:table>
      <table:table table:name="Dialogues" table:style-name="ta1" table:print="false">
        <office:forms form:automatic-focus="false" form:apply-design-mode="false"/>
        <table:table-column table:style-name="co38" table:default-cell-style-name="Default"/>
        <table:table-column table:style-name="co39" table:default-cell-style-name="Default"/>
        <table:table-column table:style-name="co40" table:default-cell-style-name="ce4"/>
        <table:table-column table:style-name="co41" table:default-cell-style-name="ce4"/>
        <table:table-column table:style-name="co42" table:default-cell-style-name="Default"/>
        <table:table-row table:style-name="ro1" table:number-rows-repeated="2">
          <table:table-cell table:number-columns-repeated="5"/>
        </table:table-row>
        <table:table-row table:style-name="ro2">
          <table:table-cell table:style-name="ce3" office:value-type="string">
            <text:p>Name</text:p>
          </table:table-cell>
          <table:table-cell table:style-name="ce3" office:value-type="string">
            <text:p>Scene Type</text:p>
          </table:table-cell>
          <table:table-cell table:style-name="ce5" office:value-type="string">
            <text:p>Notes</text:p>
          </table:table-cell>
          <table:table-cell table:style-name="ce5" office:value-type="string">
            <text:p>Comments</text:p>
          </table:table-cell>
          <table:table-cell table:style-name="ce9"/>
        </table:table-row>
        <table:table-row table:style-name="ro2" table:number-rows-repeated="1048572">
          <table:table-cell table:number-columns-repeated="5"/>
        </table:table-row>
        <table:table-row table:style-name="ro2">
          <table:table-cell table:number-columns-repeated="5"/>
        </table:table-row>
      </table:table>
      <table:table table:name="Actors" table:style-name="ta1" table:print="false">
        <office:forms form:automatic-focus="false" form:apply-design-mode="false"/>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number-columns-repeated="2" table:default-cell-style-name="Default"/>
        <table:table-column table:style-name="co49" table:default-cell-style-name="Default"/>
        <table:table-column table:style-name="co50" table:default-cell-style-name="ce4"/>
        <table:table-column table:style-name="co51" table:default-cell-style-name="ce4"/>
        <table:table-column table:style-name="co52" table:default-cell-style-name="Default"/>
        <table:table-row table:style-name="ro1" table:number-rows-repeated="2">
          <table:table-cell table:number-columns-repeated="10"/>
        </table:table-row>
        <table:table-row table:style-name="ro2">
          <table:table-cell table:style-name="ce3" office:value-type="string">
            <text:p>Name</text:p>
          </table:table-cell>
          <table:table-cell table:style-name="ce3" office:value-type="string">
            <text:p>Voice Actor</text:p>
          </table:table-cell>
          <table:table-cell table:style-name="ce3" office:value-type="string">
            <text:p>Species</text:p>
          </table:table-cell>
          <table:table-cell table:style-name="ce3" office:value-type="string">
            <text:p>Gender</text:p>
          </table:table-cell>
          <table:table-cell table:style-name="ce3" office:value-type="string">
            <text:p>Build</text:p>
          </table:table-cell>
          <table:table-cell table:style-name="ce3" office:value-type="string">
            <text:p>Age</text:p>
          </table:table-cell>
          <table:table-cell table:style-name="ce3" office:value-type="string">
            <text:p>Height (cm)</text:p>
          </table:table-cell>
          <table:table-cell table:style-name="ce5" office:value-type="string">
            <text:p>Personality</text:p>
          </table:table-cell>
          <table:table-cell table:style-name="ce3" office:value-type="string">
            <text:p>Voice Kit</text:p>
          </table:table-cell>
          <table:table-cell table:style-name="ce3" office:value-type="string">
            <text:p>ID</text:p>
          </table:table-cell>
        </table:table-row>
        <table:table-row table:style-name="ro2" table:number-rows-repeated="1048572">
          <table:table-cell table:number-columns-repeated="10"/>
        </table:table-row>
        <table:table-row table:style-name="ro2">
          <table:table-cell table:number-columns-repeated="10"/>
        </table:table-row>
      </table:table>
      <table:table table:name="Commands" table:style-name="ta1" table:print="false">
        <office:forms form:automatic-focus="false" form:apply-design-mode="false">
          <form:form form:name="Form" form:apply-filter="true" form:command-type="table" form:control-implementation="ooo:com.sun.star.form.component.Form" office:target-frame="" xlink:href="" xlink:type="simple">
            <form:button form:name="PushButtonImportCsv" form:control-implementation="ooo:com.sun.star.form.component.CommandButton" xml:id="control1" form:id="control1" form:label="Import Loca"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Voicing.Voicing_Button_ImportLoca?language=Basic&amp;location=document" xlink:type="simple"/>
              </office:event-listeners>
            </form:button>
            <form:button form:name="PushButtonClear" form:control-implementation="ooo:com.sun.star.form.component.CommandButton" xml:id="control2" form:id="control2" form:label="Clear Al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Voicing.Voicing_CleanAll?language=Basic&amp;location=document" xlink:type="simple"/>
              </office:event-listeners>
            </form:button>
            <form:button form:name="PushButtonImportActors" form:control-implementation="ooo:com.sun.star.form.component.CommandButton" xml:id="control3" form:id="control3" form:label="Import Actor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Voicing.Voicing_Button_ImportActors?language=Basic&amp;location=document" xlink:type="simple"/>
              </office:event-listeners>
            </form:button>
            <form:button form:name="PushButtonImportDialogues" form:control-implementation="ooo:com.sun.star.form.component.CommandButton" xml:id="control4" form:id="control4" form:label="Import Dialogu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Voicing.Voicing_Button_ImportDialogues?language=Basic&amp;location=document" xlink:type="simple"/>
              </office:event-listeners>
            </form:button>
          </form:form>
        </office:forms>
        <table:table-column table:style-name="co42" table:number-columns-repeated="9" table:default-cell-style-name="Default"/>
        <table:table-row table:style-name="ro1">
          <table:table-cell table:number-columns-repeated="9"/>
        </table:table-row>
        <table:table-row table:style-name="ro1">
          <table:table-cell/>
          <table:table-cell>
            <draw:control table:end-cell-address="Commands.D3" table:end-x="2.119cm" table:end-y="0.345cm" draw:z-index="1" draw:text-style-name="P1" svg:width="6.58cm" svg:height="0.744cm" svg:x="0.055cm" svg:y="0.053cm" draw:control="control2"/>
          </table:table-cell>
          <table:table-cell table:number-columns-repeated="2"/>
          <table:table-cell table:style-name="ce17" office:value-type="string" table:number-columns-spanned="5" table:number-rows-spanned="2">
            <text:p>0 – Clear all tabs in case there is something left from another run.</text:p>
          </table:table-cell>
          <table:covered-table-cell table:number-columns-repeated="4"/>
        </table:table-row>
        <table:table-row table:style-name="ro1">
          <table:table-cell table:number-columns-repeated="4"/>
          <table:covered-table-cell table:number-columns-repeated="5"/>
        </table:table-row>
        <table:table-row table:style-name="ro1">
          <table:table-cell table:number-columns-repeated="9"/>
        </table:table-row>
        <table:table-row table:style-name="ro1">
          <table:table-cell/>
          <table:table-cell>
            <draw:control table:end-cell-address="Commands.D6" table:end-x="2.147cm" table:end-y="0.345cm" draw:z-index="0" draw:text-style-name="P1" svg:width="6.634cm" svg:height="0.717cm" svg:x="0.029cm" svg:y="0.08cm" draw:control="control1"/>
          </table:table-cell>
          <table:table-cell table:number-columns-repeated="2"/>
          <table:table-cell table:style-name="ce17" office:value-type="string" table:number-columns-spanned="5" table:number-rows-spanned="2">
            <text:p>1 – Import Locas, will save as a new file next to the source and move to it.</text:p>
          </table:table-cell>
          <table:covered-table-cell table:number-columns-repeated="4"/>
        </table:table-row>
        <table:table-row table:style-name="ro1">
          <table:table-cell table:number-columns-repeated="4"/>
          <table:covered-table-cell table:number-columns-repeated="5"/>
        </table:table-row>
        <table:table-row table:style-name="ro1">
          <table:table-cell table:number-columns-repeated="9"/>
        </table:table-row>
        <table:table-row table:style-name="ro1">
          <table:table-cell/>
          <table:table-cell>
            <draw:control table:end-cell-address="Commands.D9" table:end-x="2.147cm" table:end-y="0.345cm" draw:z-index="3" draw:text-style-name="P1" svg:width="6.607cm" svg:height="0.717cm" svg:x="0.056cm" svg:y="0.08cm" draw:control="control4"/>
          </table:table-cell>
          <table:table-cell table:number-columns-repeated="2"/>
          <table:table-cell table:style-name="ce17" office:value-type="string" table:number-columns-spanned="5" table:number-rows-spanned="2">
            <text:p>2 – Import Dialogues, will save current fie.</text:p>
          </table:table-cell>
          <table:covered-table-cell table:number-columns-repeated="4"/>
        </table:table-row>
        <table:table-row table:style-name="ro1">
          <table:table-cell table:number-columns-repeated="4"/>
          <table:covered-table-cell table:number-columns-repeated="5"/>
        </table:table-row>
        <table:table-row table:style-name="ro1">
          <table:table-cell table:number-columns-repeated="9"/>
        </table:table-row>
        <table:table-row table:style-name="ro1">
          <table:table-cell/>
          <table:table-cell>
            <draw:control table:end-cell-address="Commands.D12" table:end-x="2.147cm" table:end-y="0.345cm" draw:z-index="2" draw:text-style-name="P1" svg:width="6.635cm" svg:height="0.743cm" svg:x="0.028cm" svg:y="0.053cm" draw:control="control3"/>
          </table:table-cell>
          <table:table-cell table:number-columns-repeated="2"/>
          <table:table-cell table:style-name="ce17" office:value-type="string" table:number-columns-spanned="5" table:number-rows-spanned="2">
            <text:p>3 – Import Actors, will save current file.</text:p>
          </table:table-cell>
          <table:covered-table-cell table:number-columns-repeated="4"/>
        </table:table-row>
        <table:table-row table:style-name="ro1">
          <table:table-cell table:number-columns-repeated="4"/>
          <table:covered-table-cell table:number-columns-repeated="5"/>
        </table:table-row>
      </table:table>
      <table:table table:name="Temp"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row table:style-name="ro1">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IntensityNormal" style:family="table-cell" style:parent-style-name="Default">
      <style:table-cell-properties fo:background-color="#009900"/>
    </style:style>
    <style:style style:name="IntensityLoud" style:family="table-cell" style:parent-style-name="Default">
      <style:table-cell-properties fo:background-color="#ff6600"/>
    </style:style>
    <style:style style:name="IntensityWhisper" style:family="table-cell" style:parent-style-name="Default">
      <style:table-cell-properties fo:background-color="#00cccc"/>
    </style:style>
    <style:style style:name="StatusNew" style:family="table-cell" style:parent-style-name="Default">
      <style:table-cell-properties fo:background-color="#99ccff"/>
    </style:style>
    <style:style style:name="StatusDone" style:family="table-cell" style:parent-style-name="Default">
      <style:table-cell-properties fo:background-color="#00cc33"/>
    </style:style>
    <style:style style:name="StatusRetake" style:family="table-cell" style:parent-style-name="Default">
      <style:table-cell-properties fo:background-color="#ff660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2">22/03/2016</text:date>, <text:time>19:14: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1H18M11S</meta:editing-duration>
    <meta:editing-cycles>249</meta:editing-cycles>
    <meta:generator>OpenOffice/4.1.1$Win32 OpenOffice.org_project/411m6$Build-9775</meta:generator>
    <dc:date>2016-03-22T19:14:42.73</dc:date>
    <meta:document-statistic meta:table-count="5" meta:cell-count="27" meta:object-count="4"/>
    <meta:user-defined meta:name="Info 1"/>
    <meta:user-defined meta:name="Info 2"/>
    <meta:user-defined meta:name="Info 3"/>
    <meta:user-defined meta:name="Info 4"/>
  </office:meta>
</office:document-meta>
</file>

<file path=Basic/Standard/Voicing.xml><?xml version="1.0" encoding="utf-8"?>
<!DOCTYPE module  PUBLIC '-//OpenOffice.org//DTD OfficeDocument 1.0//EN'  'module.dtd'>
<script:module xmlns:script="http://openoffice.org/2000/script" script:name="Voicing" script:language="StarBasic">REM  *****  BASIC  *****

Sub Main
	Voicing_CleanAll()
	Voicing_LoadAllCsv()
End Sub


Sub Voicing_Button_ImportLoca()
	Voicing_LoadCsvLoca()
End Sub

Sub Voicing_Button_ImportDialogues()
	Voicing_LoadCsvDialogues()
End Sub

Sub Voicing_Button_ImportActors()
	Voicing_LoadCsvActors()
End Sub


Sub Voicing_CleanAll()
	Voicing_CleanSheetLoca()
	Voicing_CleanSheetDialogues()
	Voicing_CleanSheetActors()
	Voicing_CleanSheetTemp()
End Sub


Sub Voicing_CleanSheetLoca()
	'sheet, first row
 	Voicing_CleanSheet("Loca", 4)
End Sub

Sub Voicing_CleanSheetDialogues()
	'sheet, first row
 	Voicing_CleanSheet("Dialogues", 4)
End Sub

Sub Voicing_CleanSheetActors()
	'sheet, first row
 	Voicing_CleanSheet("Actors", 4)
End Sub

Sub Voicing_CleanSheetTemp()
	'sheet, first row
 	Voicing_CleanSheet("Temp", 1)
End Sub


Sub Voicing_LoadAllCsv()
	Voicing_LoadCsvLoca()
	Voicing_LoadCsvDialogues()
	Voicing_LoadCsvActors()
End Sub


Sub Voicing_LoadCsvLoca()
	Dim oFileDialog, sOldPath

	'Dim sOldFile
	'sOldFile = thiscomponent.url

	sOldPath = Voicing_GetDir()
	oFileDialog = CreateUnoService("com.sun.star.ui.dialogs.OfficeFilePicker")
	oFileDialog.AppendFilter( "csv (*.csv)", "*.csv" )
	oFileDialog.SetCurrentFilter(   "csv (*.csv)", "*.csv" ) 
    oFileDialog.SetDisplayDirectory(sOldPath)
    
    Dim iOk, sFileName, sUrl
    iOk = oFileDialog.execute()
    If iOk = 1 Then
        sFilename = oFileDialog().Files(0)
		sUrl = ConvertToURL(sFilename)
		
		'file, nb columns, sheet, first row
		Voicing_LoadCsv(sUrl, "Loca", 4)
		Voicing_CleanSheetTemp()
		
		sUrl = Replace(sUrl, ".csv", ".ods")
		Voicing_SaveToOds(sUrl)
	End if
End Sub

Sub Voicing_LoadCsvDialogues()
	Dim oFileDialog, sOldPath

	'Dim sOldFile
	'sOldFile = thiscomponent.url

	sOldPath = Voicing_GetDir()
	oFileDialog = CreateUnoService("com.sun.star.ui.dialogs.OfficeFilePicker")
	oFileDialog.AppendFilter( "csv (*.csv)", "*.csv" )
	oFileDialog.SetCurrentFilter(   "csv (*.csv)", "*.csv" ) 
    oFileDialog.SetDisplayDirectory(sOldPath)
    
    Dim iOk, sFileName, sUrl
    iOk = oFileDialog.execute()
    If iOk = 1 Then
        sFilename = oFileDialog().Files(0)
		sUrl = ConvertToURL(sFilename)
		
		'file, nb columns, sheet, first row
		Voicing_LoadCsv(sUrl, "Dialogues", 4)
		Voicing_CleanSheetTemp()
		
		Voicing_SaveOds()
	End if
End Sub

Sub Voicing_LoadCsvActors()
	Dim oFileDialog, sOldPath

	'Dim sOldFile
	'sOldFile = thiscomponent.url

	sOldPath = Voicing_GetDir()
	oFileDialog = CreateUnoService("com.sun.star.ui.dialogs.OfficeFilePicker")
	oFileDialog.AppendFilter( "csv (*.csv)", "*.csv" )
	oFileDialog.SetCurrentFilter(   "csv (*.csv)", "*.csv" ) 
    oFileDialog.SetDisplayDirectory(sOldPath)
    
    Dim iOk, sFileName, sUrl
    iOk = oFileDialog.execute()
    If iOk = 1 Then
        sFilename = oFileDialog().Files(0)
		sUrl = ConvertToURL(sFilename)
		
		'file, nb columns, sheet, first row
		Voicing_LoadCsv(sUrl, "Actors", 4)
		Voicing_CleanSheetTemp()
		
		Voicing_SaveOds()
	End if
End Sub


Sub Voicing_LoadCsv(sUrl as String, sSheet as string, iDestinationRow)
	Dim oPropertyValue(0) As New com.sun.star.beans.PropertyValue 
	Dim oPropertyValue1(0) As New com.sun.star.beans.PropertyValue 

	Dim oCsv
	Dim oCurrent
	Dim str
	Dim i
	Dim iRowCount
	Dim bNotEmpty
	Dim oFenDoc 
	Dim oReg
	Dim oSheet
	Dim oSelectedCell
	Dim oDestinationCell
	
	Dim oCellRangeAddressSrc as New com.sun.star.table.CellRangeAddress
	Dim oCellAddressDest as New com.sun.star.table.CellAddress

	Dim dispatcher
	
	Dim oDesktop as Object
	oDesktop = createUnoService("com.sun.star.frame.Desktop")

	'oPropertyValue(0).Name = "FilterName"
	'oPropertyValue(0).Value = "scalc: Text - txt - csv (StarCalc)"
	'oPropertyValue(1).Name = "FilterFlags"
	'oPropertyValue(1).Value = "FIX,,0,1,0/2/13/2/14/2/59/2/60/1"
	
	oPropertyValue(0).Name = "FilterOptions"
	oPropertyValue(0).Value = "44"
	
 	'VoicingViewer_OnCleanButtonClicked()
 
	oFenDoc = thisComponent.CurrentController.Frame.ContainerWindow
	oFenDoc.Enable = True
	
	ThisComponent.SpellOnline = false
	thisComponent.enableAutomaticCalculation(false)
	
   	Dim oMode, oSheetTemp, oFilter, oOpt

	oSheetTemp = thisComponent.sheets().getByName("Temp")
	
	'Paramètres nécessaires à la copie
	oFilter = "Text - txt - csv (StarCalc)"
	oMode = com.sun.star.sheet.SheetLinkMode.NORMAL
	
	' 44 is comma field separator
	' 34 is quote text separator
	' 76 is utf8 (https://wiki.openoffice.org/wiki/Documentation/DevGuide/Spreadsheets/Filter_Options#Filter_Options_for_Lotus.2C_dBase_and_DIF_Filters)
	' 1 is first row
	oOpt = "44,34,76,1"
	  
	'Insertion de la feuille par "lien"
	Dim sFilter
	oSheetTemp.link(sUrl, "", oFilter, oOpt, oMode)
	
	'Déconnection du lien
	oSheetTemp.setLinkSheetName("")
	oSheetTemp.LinkDisplayName
	oSheetTemp.LinkUrl=""
	oSheetTemp.setLinkMode(com.sun.star.sheet.SheetLinkMode.NONE)
	
	Voicing_CopyTempToSheet(sSheet, iDestinationRow)

	ThisComponent.SpellOnline = true
	thisComponent.enableAutomaticCalculation(true)
	thisComponent.calculate      'mise à jour des formules modifiées
	thisComponent.calculateAll
	
'	oFenDoc.Enable = True
	
End Sub


Sub Voicing_CopyTempToSheet(sSheet as string, iDestinationRow)
	rem ----------------------------------------------------------------------
	rem define variables
	dim document   as object
	dim dispatcher as object
	Dim oSheetTemp
	Dim iEndRow	
	Dim oCursorLength
	
	dim lastUsedColumn
	dim oColumn as object
	
	rem ----------------------------------------------------------------------
	rem get access to the document
	document   = ThisComponent.CurrentController.Frame
	dispatcher = createUnoService("com.sun.star.frame.DispatchHelper")
	
	oSheetTemp = thisComponent.sheets().getByName("Temp")
	ThisComponent.CurrentController.ActiveSheet = oSheetTemp
	
	rem ----------------------------------------------------------------------
	rem select top left corner
	dim args1(0) as new com.sun.star.beans.PropertyValue
	args1(0).Name = "ToPoint"
	args1(0).Value = "$A$1"
	dispatcher.executeDispatch(document, ".uno:GoToCell", "", 0, args1())
	
	rem ----------------------------------------------------------------------
	rem select bottom right corner
	
	oCursorLength = oSheetTemp.createCursor 
	oCursorLength.gotoEndOfUsedArea( False )
	iEndRow = oCursorLength.RangeAddress.EndRow + 1
	lastUsedColumn = oCursorLength.RangeAddress.EndColumn
	oColumn = oSheetTemp.getColumns.getByIndex(lastUsedColumn)

	dim args2(0) as new com.sun.star.beans.PropertyValue
	args2(0).Name = "ToPoint"
	args2(0).Value = "$A$1:$" &amp; oColumn.Name &amp; "$" &amp; iEndRow
	dispatcher.executeDispatch(document, ".uno:GoToCell", "", 0, args2())
	
	rem ----------------------------------------------------------------------
	dispatcher.executeDispatch(document, ".uno:Copy", "", 0, Array())
	
	rem ----------------------------------------------------------------------
	ThisComponent.CurrentController.ActiveSheet = ThisComponent.Sheets.getByName(sSheet)
	
	rem ----------------------------------------------------------------------
	dim args5(0) as new com.sun.star.beans.PropertyValue
	args5(0).Name = "ToPoint"
	args5(0).Value = "$A$" &amp; iDestinationRow
	dispatcher.executeDispatch(document, ".uno:GoToCell", "", 0, args5())
	
	rem ----------------------------------------------------------------------
	dim args8(5) as new com.sun.star.beans.PropertyValue
	args8(0).Name = "Flags"
	args8(0).Value = "SVD"
	args8(1).Name = "FormulaCommand"
	args8(1).Value = 0
	args8(2).Name = "SkipEmptyCells"
	args8(2).Value = false
	args8(3).Name = "Transpose"
	args8(3).Value = false
	args8(4).Name = "AsLink"
	args8(4).Value = false
	args8(5).Name = "MoveMode"
	args8(5).Value = 4
	
	dispatcher.executeDispatch(document, ".uno:InsertContents", "", 0, args8())
End Sub


sub Voicing_SaveToOds(sUrl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URL"
	args1(0).Value = sUrl
	args1(1).Name = "FilterName"
	args1(1).Value = "calc8"
	
	dispatcher.executeDispatch(document, ".uno:SaveAs", "", 0, args1())
end sub


sub Voicing_SaveOds()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ub Voicing_OpenOds(sUrl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URL"
	args1(0).Value = sUrl
	dispatcher.executeDispatch(document, ".uno:Open", "", 0, args1())
end sub


Sub Voicing_CleanSheet(sName as String, iFirstRow)
	Dim oSheet
	Dim oCursorLength, iEndRow

	oSheet = thisComponent.sheets().getByName(sName)
	oCursorLength = oSheet.createCursor 
	oCursorLength.gotoEndOfUsedArea( False )
	iEndRow = oCursorLength.RangeAddress.EndRow

	oSheet.Rows.removebyIndex(iFirstRow - 1, iEndRow + 1)
End Sub


Sub Voicing_GetDir() As String
	Dim odoc as object
	Dim s   As String
	Dim n    As Long

   odoc = thiscomponent
   s = odoc.url

   For n = Len( s ) To 1 Step -1
      If Mid( s, n, 1 ) = "/" Then Exit For
   Next n
   
   Voicing_GetDir = Left( s, n )
   
End Sub 


Sub Voicing_GetFilename() As String
	Dim odoc as object
	Dim s   As String
	Dim n    As Long
	Dim l as Long

   odoc = thiscomponent
   s = odoc.url
   l =  Len( s )
   For n = l To 1 Step -1
      If Mid( s, n, 1 ) = "/" Then Exit For
   Next n
   
   Voicing_GetFilename = Right( s, l-n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Voicing"/>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